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6.334cm" style:rel-column-width="21845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6.334cm" style:rel-column-width="21845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f4a31"/>
    </style:style>
    <style:style style:name="P3" style:family="paragraph" style:parent-style-name="Text_20_body">
      <style:paragraph-properties fo:line-height="100%"/>
      <style:text-properties officeooo:paragraph-rsid="000e22df"/>
    </style:style>
    <style:style style:name="P4" style:family="paragraph" style:parent-style-name="Text_20_body">
      <style:paragraph-properties fo:line-height="100%"/>
      <style:text-properties officeooo:paragraph-rsid="000f4a31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f4a31"/>
    </style:style>
    <style:style style:name="P6" style:family="paragraph" style:parent-style-name="Text_20_body" style:list-style-name="OrgNumberedList">
      <style:paragraph-properties fo:line-height="100%"/>
      <style:text-properties officeooo:paragraph-rsid="000e22df"/>
    </style:style>
    <style:style style:name="P7" style:family="paragraph" style:parent-style-name="Text_20_body" style:list-style-name="OrgNumberedList">
      <style:paragraph-properties fo:line-height="100%"/>
      <style:text-properties officeooo:paragraph-rsid="000f4a31"/>
    </style:style>
    <style:style style:name="P8" style:family="paragraph" style:parent-style-name="Text_20_body" style:list-style-name="OrgNumberedList">
      <style:paragraph-properties fo:line-height="100%"/>
      <style:text-properties officeooo:paragraph-rsid="0010bb55"/>
    </style:style>
    <style:style style:name="P9" style:family="paragraph" style:parent-style-name="Text_20_body">
      <style:paragraph-properties fo:line-height="100%"/>
      <style:text-properties officeooo:paragraph-rsid="0010bb55"/>
    </style:style>
    <style:style style:name="P10" style:family="paragraph" style:parent-style-name="Text_20_body" style:list-style-name="OrgNumberedList">
      <style:paragraph-properties fo:line-height="100%" fo:break-before="page"/>
      <style:text-properties officeooo:paragraph-rsid="000e22df"/>
    </style:style>
    <style:style style:name="P11" style:family="paragraph" style:parent-style-name="Text_20_body">
      <style:paragraph-properties fo:line-height="100%" fo:break-before="page"/>
      <style:text-properties officeooo:paragraph-rsid="0010bb55"/>
    </style:style>
    <style:style style:name="T1" style:family="text">
      <style:text-properties officeooo:rsid="000e22df"/>
    </style:style>
    <style:style style:name="T2" style:family="text">
      <style:text-properties officeooo:rsid="0010bb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4191255170142546" text:style-name="OrgNumberedList">
        <text:list-item>
          <text:p text:style-name="P6">Lectura de números </text:p>
          <text:list>
            <text:list-item>
              <text:p text:style-name="P6">Escribir con letras los siguientes números </text:p>
              <text:p text:style-name="P6">30 <text:span text:style-name="T1">| 1</text:span>04 <text:span text:style-name="T1">| </text:span>133 <text:span text:style-name="T1">| </text:span>4.567 <text:span text:style-name="T1">|</text:span> 3.053 </text:p>
            </text:list-item>
            <text:list-item>
              <text:p text:style-name="P6">Ordenar los números que escribiste de mayor a menor </text:p>
            </text:list-item>
          </text:list>
        </text:list-item>
        <text:list-item>
          <text:p text:style-name="P6">Escritura de números </text:p>
          <text:list>
            <text:list-item>
              <text:p text:style-name="P6">Escribir los siguientes números: </text:p>
            </text:list-item>
          </text:list>
        </text:list-item>
      </text:list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Cuarenta y cinco</text:p>
          </table:table-cell>
          <table:table-cell table:style-name="Tabla1.A1" office:value-type="string">
            <text:p text:style-name="P5">Trescientos treinta y cuatro</text:p>
          </table:table-cell>
          <table:table-cell table:style-name="Tabla1.C1" office:value-type="string">
            <text:p text:style-name="P5">Quinientos ocho</text:p>
          </table:table-cell>
        </table:table-row>
        <table:table-row>
          <table:table-cell table:style-name="Tabla1.A2" office:value-type="string">
            <text:p text:style-name="P5">Tres mil doscientos veinticuatro</text:p>
          </table:table-cell>
          <table:table-cell table:style-name="Tabla1.A2" office:value-type="string">
            <text:p text:style-name="P5">Ocho mil cuarenta y cinco</text:p>
          </table:table-cell>
          <table:table-cell table:style-name="Tabla1.C2" office:value-type="string">
            <text:p text:style-name="P1"/>
          </table:table-cell>
        </table:table-row>
      </table:table>
      <text:list xml:id="list123050282293404" text:continue-numbering="true" text:style-name="OrgNumberedList">
        <text:list-item>
          <text:p text:style-name="P6">Desarmar números </text:p>
          <text:list>
            <text:list-item>
              <text:p text:style-name="P6">Si 453 es igual a 40 + 50 + 3; desarmá los siguientes números </text:p>
              <text:p text:style-name="P6">453 = 400 + 50 + 3 </text:p>
              <text:p text:style-name="P6">34 = </text:p>
              <text:p text:style-name="P6">304 = </text:p>
              <text:p text:style-name="P6">508 = </text:p>
              <text:p text:style-name="P7">3.567 = </text:p>
              <text:p text:style-name="P7">8.053 = </text:p>
            </text:list-item>
          </text:list>
        </text:list-item>
        <text:list-item text:start-value="1">
          <text:p text:style-name="P7">Lectura de números </text:p>
          <text:list>
            <text:list-item>
              <text:p text:style-name="P7">Escribir con letras los siguientes números </text:p>
              <text:p text:style-name="P7">30 <text:span text:style-name="T1">| 1</text:span>04 <text:span text:style-name="T1">| </text:span>133 <text:span text:style-name="T1">| </text:span>4.567 <text:span text:style-name="T1">|</text:span> 3.053 </text:p>
            </text:list-item>
            <text:list-item>
              <text:p text:style-name="P7">Ordenar los números que escribiste de mayor a menor </text:p>
            </text:list-item>
          </text:list>
        </text:list-item>
        <text:list-item>
          <text:p text:style-name="P7">Escritura de números </text:p>
          <text:list>
            <text:list-item>
              <text:p text:style-name="P7">Escribir los siguientes números: </text:p>
            </text:list-item>
          </text:list>
        </text:list-item>
      </text:list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5">Cuarenta y cinco</text:p>
          </table:table-cell>
          <table:table-cell table:style-name="Tabla2.A1" office:value-type="string">
            <text:p text:style-name="P5">Trescientos treinta y cuatro</text:p>
          </table:table-cell>
          <table:table-cell table:style-name="Tabla2.C1" office:value-type="string">
            <text:p text:style-name="P5">Quinientos ocho</text:p>
          </table:table-cell>
        </table:table-row>
        <table:table-row>
          <table:table-cell table:style-name="Tabla2.A2" office:value-type="string">
            <text:p text:style-name="P5">Tres mil doscientos veinticuatro</text:p>
          </table:table-cell>
          <table:table-cell table:style-name="Tabla2.A2" office:value-type="string">
            <text:p text:style-name="P5">Ocho mil cuarenta y cinco</text:p>
          </table:table-cell>
          <table:table-cell table:style-name="Tabla2.C2" office:value-type="string">
            <text:p text:style-name="P2"/>
          </table:table-cell>
        </table:table-row>
      </table:table>
      <text:list xml:id="list123050036553960" text:continue-numbering="true" text:style-name="OrgNumberedList">
        <text:list-item>
          <text:p text:style-name="P7">Desarmar números </text:p>
          <text:list>
            <text:list-item>
              <text:p text:style-name="P7">Si 453 es igual a 40 + 50 + 3; desarmá los siguientes números </text:p>
              <text:p text:style-name="P7">453 = 400 + 50 + 3 </text:p>
              <text:p text:style-name="P7">34 = </text:p>
              <text:p text:style-name="P7">304 = </text:p>
              <text:p text:style-name="P7">508 = </text:p>
              <text:p text:style-name="P7">3.567 = </text:p>
              <text:p text:style-name="P7">8.053 =</text:p>
            </text:list-item>
          </text:list>
        </text:list-item>
      </text:list>
      <text:p text:style-name="P3"/>
      <text:list xml:id="list112222522946817" text:style-name="OrgNumberedList">
        <text:list-item>
          <text:p text:style-name="P10">Lectura de números </text:p>
          <text:list>
            <text:list-item>
              <text:p text:style-name="P6">Escribir con letras los siguientes números </text:p>
              <text:p text:style-name="P6">3.004 <text:span text:style-name="T1">|</text:span>1.304 <text:span text:style-name="T1">|</text:span>13.358 <text:span text:style-name="T1">|</text:span>401.567<text:span text:style-name="T1">|</text:span> 3.053.912 </text:p>
            </text:list-item>
            <text:list-item>
              <text:p text:style-name="P6">Ordenar los números que escribiste de mayor a menor </text:p>
            </text:list-item>
          </text:list>
        </text:list-item>
        <text:list-item>
          <text:p text:style-name="P6">Escritura de números </text:p>
          <text:list>
            <text:list-item>
              <text:p text:style-name="P6">Escribir los siguientes números: </text:p>
              <text:p text:style-name="P6">Cuarenta y cinco mil; Trescientos treinta y cuatro mil novecientos treinta y cuatro; </text:p>
              <text:p text:style-name="P6">Quinientos ocho mil quinientos quince; Tres millones doscientos veinticuatro mil;</text:p>
              <text:p text:style-name="P6">Ocho millones doscientos mil cuarenta y cinco</text:p>
            </text:list-item>
          </text:list>
        </text:list-item>
        <text:list-item>
          <text:p text:style-name="P6">Desarmar números </text:p>
          <text:list>
            <text:list-item>
              <text:p text:style-name="P6">Si 14.539 es igual a 10.000 4.000 + 500 + 30 + 9; desarmá los siguientes números 14.539 = 10.000 + 4.000 + 500 + 30 + 9 </text:p>
              <text:p text:style-name="P6">34 = </text:p>
              <text:p text:style-name="P6">3.047 = </text:p>
              <text:p text:style-name="P6">15.823 = </text:p>
              <text:p text:style-name="P6">3.567.812 = </text:p>
              <text:p text:style-name="P6">80.532 = </text:p>
            </text:list-item>
          </text:list>
        </text:list-item>
        <text:list-item text:start-value="1">
          <text:p text:style-name="P7">Lectura de números </text:p>
          <text:list>
            <text:list-item>
              <text:p text:style-name="P7">Escribir con letras los siguientes números </text:p>
              <text:p text:style-name="P7">3.004 <text:span text:style-name="T1">|</text:span>1.304 <text:span text:style-name="T1">|</text:span>13.358 <text:span text:style-name="T1">|</text:span>401.567<text:span text:style-name="T1">|</text:span> 3.053.912 </text:p>
            </text:list-item>
            <text:list-item>
              <text:p text:style-name="P7">Ordenar los números que escribiste de mayor a menor </text:p>
            </text:list-item>
          </text:list>
        </text:list-item>
        <text:list-item>
          <text:p text:style-name="P7">Escritura de números </text:p>
          <text:list>
            <text:list-item>
              <text:p text:style-name="P7">Escribir los siguientes números: </text:p>
              <text:p text:style-name="P7">Cuarenta y cinco mil; Trescientos treinta y cuatro mil novecientos treinta y cuatro; </text:p>
              <text:p text:style-name="P7">Quinientos ocho mil quinientos quince; Tres millones doscientos veinticuatro mil;</text:p>
              <text:p text:style-name="P7">Ocho millones doscientos mil cuarenta y cinco</text:p>
            </text:list-item>
          </text:list>
        </text:list-item>
        <text:list-item>
          <text:p text:style-name="P7">Desarmar números </text:p>
          <text:list>
            <text:list-item>
              <text:p text:style-name="P7">Si 14.539 es igual a 10.000 4.000 + 500 + 30 + 9; desarmá los siguientes números 14.539 = 10.000 + 4.000 + 500 + 30 + 9 </text:p>
              <text:p text:style-name="P7">34 = </text:p>
              <text:p text:style-name="P7">3.047 = </text:p>
              <text:p text:style-name="P7">15.823 = </text:p>
              <text:p text:style-name="P7">3.567.812 = </text:p>
              <text:p text:style-name="P8">80.532 =</text:p>
            </text:list-item>
          </text:list>
        </text:list-item>
      </text:list>
      <text:p text:style-name="P11"><text:span text:style-name="T2"><text:s/>[#A] ACOSTA Santiago Nicolás</text:span></text:p>
      <text:p text:style-name="P9"><text:span text:style-name="T2"><text:s/>AGUILERA Luciano</text:span></text:p>
      <text:p text:style-name="P9"><text:span text:style-name="T2">[#A] AL65555555555555VAREZ Milagros</text:span></text:p>
      <text:p text:style-name="P9"><text:span text:style-name="T2">ARROYO Pamela Morena</text:span></text:p>
      <text:p text:style-name="P9"><text:span text:style-name="T2">[#B] BAEZA Maximiliano Benjamín</text:span></text:p>
      <text:p text:style-name="P9"><text:span text:style-name="T2">BAÑUELO Tiziana Ayelen</text:span></text:p>
      <text:p text:style-name="P9"><text:span text:style-name="T2">[#B] BENITEZ Damaris Micaela</text:span></text:p>
      <text:p text:style-name="P9"><text:span text:style-name="T2">CABRAL Lourdes Verenice</text:span></text:p>
      <text:p text:style-name="P9"><text:span text:style-name="T2"><text:s/>CEBALLOS Sergio Alejandro</text:span></text:p>
      <text:p text:style-name="P9"><text:span text:style-name="T2"><text:s/>[#A] CHINO LAIME Henry Alex</text:span></text:p>
      <text:p text:style-name="P9"><text:span text:style-name="T2"><text:s/>CHIRULLA Cristopher</text:span></text:p>
      <text:p text:style-name="P9"><text:span text:style-name="T2"><text:s/>CONDORI MOLLO Rafael Franco</text:span></text:p>
      <text:p text:style-name="P9"><text:span text:style-name="T2">FARIAS Brisa Nahir</text:span></text:p>
      <text:p text:style-name="P9"><text:span text:style-name="T2"><text:s/>[#A] GOMEZ Brisa Ayelén</text:span></text:p>
      <text:p text:style-name="P9"><text:span text:style-name="T2"><text:s/>GOMEZ Valeria Mirian</text:span></text:p>
      <text:p text:style-name="P9"><text:span text:style-name="T2"><text:s/>GONZALEZ GUERRERO Alexander</text:span></text:p>
      <text:p text:style-name="P9"><text:span text:style-name="T2"><text:s/>[#B] GUARI Nahiara</text:span></text:p>
      <text:p text:style-name="P9"><text:span text:style-name="T2"><text:s/>[#A] HERBAS ESTRADA Melani</text:span></text:p>
      <text:p text:style-name="P9"><text:span text:style-name="T2"><text:s/>MAITA CONDORI Jose</text:span></text:p>
      <text:p text:style-name="P9"><text:span text:style-name="T2"><text:s/>[#B] MAMANI ALARCÓN Erika</text:span></text:p>
      <text:p text:style-name="P9"><text:span text:style-name="T2"><text:s/>[#B] MENDIETA RODRIGUEZ Ariana</text:span></text:p>
      <text:p text:style-name="P9"><text:span text:style-name="T2"><text:s/>MORINIGO BAZÁN Heidy Abigail</text:span></text:p>
      <text:p text:style-name="P9"><text:span text:style-name="T2"><text:s/>[#A] OLMEDO Fátima Belén</text:span></text:p>
      <text:p text:style-name="P9"><text:span text:style-name="T2"><text:s/>[#B] PULIDO Milena Nicol</text:span></text:p>
      <text:p text:style-name="P9"><text:span text:style-name="T2"><text:s/>REYBAUD Ezequiel</text:span></text:p>
      <text:p text:style-name="P9"><text:span text:style-name="T2"><text:s/>[#B] RODRIGUEZ Benjamín Dylan</text:span></text:p>
      <text:p text:style-name="P9"><text:span text:style-name="T2"><text:s/>[#B] SANCHEZ Bautista Demetrio </text:span></text:p>
      <text:p text:style-name="P9"><text:span text:style-name="T2"><text:s/>[#B] SANDOVAL Allison</text:span></text:p>
      <text:p text:style-name="P9"><text:span text:style-name="T2"><text:s/>SANFILIPPO Bianca Daniela</text:span></text:p>
      <text:p text:style-name="P9"><text:span text:style-name="T2"><text:s/>[#B] SUAREZ Kevin</text:span></text:p>
      <text:p text:style-name="P9"><text:span text:style-name="T2"><text:s/>[#A] SUAREZ ROMERO Lucas Gabriel</text:span></text:p>
      <text:p text:style-name="P9"><text:span text:style-name="T2"><text:s/>ULO CASTELLON Juan Gabriel</text:span></text:p>
      <text:p text:style-name="P9"><text:span text:style-name="T2"><text:s/>VARELA Ytiel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1:22:43.692512290</meta:creation-date>
    <dc:date>2017-05-11T12:30:48.144569616</dc:date>
    <meta:editing-duration>PT25M22S</meta:editing-duration>
    <meta:editing-cycles>4</meta:editing-cycles>
    <meta:generator>LibreOffice/5.2.6.2$Linux_X86_64 LibreOffice_project/20m0$Build-2</meta:generator>
    <meta:print-date>2017-05-11T12:21:53.544865313</meta:print-date>
    <meta:document-statistic meta:table-count="2" meta:image-count="0" meta:object-count="0" meta:page-count="3" meta:paragraph-count="103" meta:word-count="511" meta:character-count="2963" meta:non-whitespace-character-count="2502"/>
  </office:meta>
</office:document-meta>
</file>